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8791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1.6972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2.3516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3.0591in"/>
    </style:style>
    <style:style style:name="co29" style:family="table-column">
      <style:table-column-properties fo:break-before="auto" style:column-width="1.011in"/>
    </style:style>
    <style:style style:name="co30" style:family="table-column">
      <style:table-column-properties fo:break-before="auto" style:column-width="0.5929in"/>
    </style:style>
    <style:style style:name="co31" style:family="table-column">
      <style:table-column-properties fo:break-before="auto" style:column-width="2.1902in"/>
    </style:style>
    <style:style style:name="co32" style:family="table-column">
      <style:table-column-properties fo:break-before="auto" style:column-width="2.3083in"/>
    </style:style>
    <style:style style:name="co33" style:family="table-column">
      <style:table-column-properties fo:break-before="auto" style:column-width="1.8043in"/>
    </style:style>
    <style:style style:name="co34" style:family="table-column">
      <style:table-column-properties fo:break-before="auto" style:column-width="1.7402in"/>
    </style:style>
    <style:style style:name="co35" style:family="table-column">
      <style:table-column-properties fo:break-before="auto" style:column-width="1.1291in"/>
    </style:style>
    <style:style style:name="co36" style:family="table-column">
      <style:table-column-properties fo:break-before="auto" style:column-width="0.6783in"/>
    </style:style>
    <style:style style:name="co37" style:family="table-column">
      <style:table-column-properties fo:break-before="auto" style:column-width="0.6681in"/>
    </style:style>
    <style:style style:name="co38" style:family="table-column">
      <style:table-column-properties fo:break-before="auto" style:column-width="0.7535in"/>
    </style:style>
    <style:style style:name="co39" style:family="table-column">
      <style:table-column-properties fo:break-before="auto" style:column-width="0.9465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0.7429in"/>
    </style:style>
    <style:style style:name="co42" style:family="table-column">
      <style:table-column-properties fo:break-before="auto" style:column-width="1.2791in"/>
    </style:style>
    <style:style style:name="co43" style:family="table-column">
      <style:table-column-properties fo:break-before="auto" style:column-width="1.1681in"/>
    </style:style>
    <style:style style:name="co44" style:family="table-column">
      <style:table-column-properties fo:break-before="auto" style:column-width="1.5898in"/>
    </style:style>
    <style:style style:name="co45" style:family="table-column">
      <style:table-column-properties fo:break-before="auto" style:column-width="1.5146in"/>
    </style:style>
    <style:style style:name="co46" style:family="table-column">
      <style:table-column-properties fo:break-before="auto" style:column-width="5.2457in"/>
    </style:style>
    <style:style style:name="co47" style:family="table-column">
      <style:table-column-properties fo:break-before="auto" style:column-width="3.1874in"/>
    </style:style>
    <style:style style:name="co48" style:family="table-column">
      <style:table-column-properties fo:break-before="auto" style:column-width="1.4827in"/>
    </style:style>
    <style:style style:name="co49" style:family="table-column">
      <style:table-column-properties fo:break-before="auto" style:column-width="1.6008in"/>
    </style:style>
    <style:style style:name="co50" style:family="table-column">
      <style:table-column-properties fo:break-before="auto" style:column-width="1.0965in"/>
    </style:style>
    <style:style style:name="co51" style:family="table-column">
      <style:table-column-properties fo:break-before="auto" style:column-width="1.0327in"/>
    </style:style>
    <style:style style:name="co52" style:family="table-column">
      <style:table-column-properties fo:break-before="auto" style:column-width="0.7965in"/>
    </style:style>
    <style:style style:name="co53" style:family="table-column">
      <style:table-column-properties fo:break-before="auto" style:column-width="1.4075in"/>
    </style:style>
    <style:style style:name="co54" style:family="table-column">
      <style:table-column-properties fo:break-before="auto" style:column-width="0.6646in"/>
    </style:style>
    <style:style style:name="co55" style:family="table-column">
      <style:table-column-properties fo:break-before="auto" style:column-width="0.7217in"/>
    </style:style>
    <style:style style:name="co56" style:family="table-column">
      <style:table-column-properties fo:break-before="auto" style:column-width="1.0929in"/>
    </style:style>
    <style:style style:name="co57" style:family="table-column">
      <style:table-column-properties fo:break-before="auto" style:column-width="0.5602in"/>
    </style:style>
    <style:style style:name="co58" style:family="table-column">
      <style:table-column-properties fo:break-before="auto" style:column-width="0.3252in"/>
    </style:style>
    <style:style style:name="co59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3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3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" table:number-columns-repeated="1003" table:default-cell-style-name="ce6"/>
        <table:table-row table:style-name="ro1">
          <table:table-cell table:style-name="ce1" office:value-type="string" calcext:value-type="string" table:number-columns-spanned="21" table:number-rows-spanned="1">
            <text:p>Classes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Physical</text:p>
          </table:table-cell>
          <table:covered-table-cell table:number-columns-repeated="2" table:style-name="ce7"/>
          <table:table-cell table:style-name="ce2" office:value-type="string" calcext:value-type="string" table:number-columns-spanned="7" table:number-rows-spanned="1">
            <text:p>Magical</text:p>
          </table:table-cell>
          <table:covered-table-cell table:number-columns-repeated="6" table:style-name="ce7"/>
          <table:table-cell table:style-name="ce2" office:value-type="string" calcext:value-type="string" table:number-columns-spanned="2" table:number-rows-spanned="1">
            <text:p>Mixed</text:p>
          </table:table-cell>
          <table:covered-table-cell table:style-name="ce7"/>
          <table:table-cell table:style-name="ce2" office:value-type="string" calcext:value-type="string" table:number-columns-spanned="9" table:number-rows-spanned="1">
            <text:p>Race</text:p>
          </table:table-cell>
          <table:covered-table-cell table:number-columns-repeated="8" table:style-name="ce7"/>
          <table:table-cell table:number-columns-repeated="1003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8" office:value-type="string" calcext:value-type="string">
            <text:p>FINESSE</text:p>
          </table:table-cell>
          <table:table-cell table:style-name="ce11" office:value-type="string" calcext:value-type="string">
            <text:p>MIXED</text:p>
          </table:table-cell>
          <table:table-cell table:style-name="ce14" office:value-type="string" calcext:value-type="string">
            <text:p>ARCANE</text:p>
          </table:table-cell>
          <table:table-cell table:style-name="ce17" office:value-type="string" calcext:value-type="string">
            <text:p>DIVINE</text:p>
          </table:table-cell>
          <table:table-cell table:style-name="ce17" office:value-type="string" calcext:value-type="string">
            <text:p>ELEMENTAL</text:p>
          </table:table-cell>
          <table:table-cell table:style-name="ce17" office:value-type="string" calcext:value-type="string">
            <text:p>NATURE</text:p>
          </table:table-cell>
          <table:table-cell table:style-name="ce17" office:value-type="string" calcext:value-type="string">
            <text:p>MENTAL</text:p>
          </table:table-cell>
          <table:table-cell table:style-name="ce17" office:value-type="string" calcext:value-type="string">
            <text:p>BODY</text:p>
          </table:table-cell>
          <table:table-cell table:style-name="ce20" office:value-type="string" calcext:value-type="string">
            <text:p>MIXED</text:p>
          </table:table-cell>
          <table:table-cell table:style-name="ce14" office:value-type="string" calcext:value-type="string">
            <text:p>Might&amp;Magic</text:p>
          </table:table-cell>
          <table:table-cell table:style-name="ce20" office:value-type="string" calcext:value-type="string">
            <text:p>Finesse&amp;Magic</text:p>
          </table:table-cell>
          <table:table-cell table:style-name="ce14" office:value-type="string" calcext:value-type="string">
            <text:p>ASHARI</text:p>
          </table:table-cell>
          <table:table-cell table:style-name="ce17" office:value-type="string" calcext:value-type="string">
            <text:p>COATL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DWARF</text:p>
          </table:table-cell>
          <table:table-cell table:style-name="ce17" office:value-type="string" calcext:value-type="string">
            <text:p>GNOME</text:p>
          </table:table-cell>
          <table:table-cell table:style-name="ce17" office:value-type="string" calcext:value-type="string">
            <text:p>GOBLIN</text:p>
          </table:table-cell>
          <table:table-cell table:style-name="ce17" office:value-type="string" calcext:value-type="string">
            <text:p>ELF</text:p>
          </table:table-cell>
          <table:table-cell table:style-name="ce17" office:value-type="string" calcext:value-type="string">
            <text:p>ORC</text:p>
          </table:table-cell>
          <table:table-cell table:style-name="ce20" office:value-type="string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]));5);&quot;&quot;)" office:value-type="string" office:string-value="FIGHTER" calcext:value-type="string">
            <text:p>FIGHT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]));5);&quot;&quot;)" office:value-type="string" office:string-value="THIEF" calcext:value-type="string">
            <text:p>THIEF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]));5);&quot;&quot;)" office:value-type="string" office:string-value="XXXTAXXX" calcext:value-type="string">
            <text:p>XXXTA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]));5);&quot;&quot;)" office:value-type="string" office:string-value="ARCANIST" calcext:value-type="string">
            <text:p>ARCANIST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]));5);&quot;&quot;)" office:value-type="string" office:string-value="CLERIC" calcext:value-type="string">
            <text:p>CLERIC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]));5);&quot;&quot;)" office:value-type="string" office:string-value="ELEMENTALIST" calcext:value-type="string">
            <text:p>ELEMENTALI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]));5);&quot;&quot;)" office:value-type="string" office:string-value="OVATE" calcext:value-type="string">
            <text:p>OVATE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]));5);&quot;&quot;)" office:value-type="string" office:string-value="MENTALIST" calcext:value-type="string">
            <text:p>MENTALIST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]));5);&quot;&quot;)" office:value-type="string" office:string-value="XXXBODY" calcext:value-type="string">
            <text:p>XXXBODY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]));5);&quot;&quot;)" office:value-type="string" office:string-value="WARLOCK" calcext:value-type="string">
            <text:p>WARLOCK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]));4);&quot;&quot;)" office:value-type="string" office:string-value="ELDRITCH_KNIGHT" calcext:value-type="string">
            <text:p>ELDRITCH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]));4);&quot;&quot;)" office:value-type="string" office:string-value="ELEMENTAL_ARCHER" calcext:value-type="string">
            <text:p>ELEMENTAL_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]));5);&quot;&quot;)" office:value-type="string" office:string-value="ASHARI" calcext:value-type="string">
            <text:p>ASHARI</text:p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]));5);&quot;&quot;)" office:value-type="string" office:string-value="COATL" calcext:value-type="string">
            <text:p>COATL</text:p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]));5);&quot;&quot;)" office:value-type="string" office:string-value="HUMAN" calcext:value-type="string">
            <text:p>HUMAN</text:p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]));5);&quot;&quot;)" office:value-type="string" office:string-value="DWARF" calcext:value-type="string">
            <text:p>DWARF</text:p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]));5);&quot;&quot;)" office:value-type="string" office:string-value="GNOME" calcext:value-type="string">
            <text:p>GNOME</text:p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]));5);&quot;&quot;)" office:value-type="string" office:string-value="GOBLIN" calcext:value-type="string">
            <text:p>GOBLIN</text:p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]));5);&quot;&quot;)" office:value-type="string" office:string-value="ELF" calcext:value-type="string">
            <text:p>ELF</text:p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]));5);&quot;&quot;)" office:value-type="string" office:string-value="ORC" calcext:value-type="string">
            <text:p>ORC</text:p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]));5);&quot;&quot;)" office:value-type="string" office:string-value="DROW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]));5);&quot;&quot;)" office:value-type="string" office:string-value="WARRIOR" calcext:value-type="string">
            <text:p>WARRI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]));5);&quot;&quot;)" office:value-type="string" office:string-value="ROGUE" calcext:value-type="string">
            <text:p>ROGU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]));5);&quot;&quot;)" office:value-type="string" office:string-value="XXXTAXXY" calcext:value-type="string">
            <text:p>XXXTAXXY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]));5);&quot;&quot;)" office:value-type="string" office:string-value="XXXDIMENSIONAL" calcext:value-type="string">
            <text:p>XXXDIMENSIONAL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]));5);&quot;&quot;)" office:value-type="string" office:string-value="PRIEST" calcext:value-type="string">
            <text:p>PRIE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]));5);&quot;&quot;)" office:value-type="string" office:string-value="XXXNORTH" calcext:value-type="string">
            <text:p>XXXNORTH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]));5);&quot;&quot;)" office:value-type="string" office:string-value="DRUID" calcext:value-type="string">
            <text:p>DRUID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]));5);&quot;&quot;)" office:value-type="string" office:string-value="ILLUSIONIST" calcext:value-type="string">
            <text:p>ILLUSIONIST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]));5);&quot;&quot;)" office:value-type="string" office:string-value="BLOOD_SHAPER" calcext:value-type="string">
            <text:p>BLOOD_SHAPER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]));5);&quot;&quot;)" office:value-type="string" office:string-value="CHANNELER" calcext:value-type="string">
            <text:p>CHANNEL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]));4);&quot;&quot;)" office:value-type="string" office:string-value="ELDRITCH_SENTINEL" calcext:value-type="string">
            <text:p>ELDRITCH_SENTINEL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]));4);&quot;&quot;)" office:value-type="string" office:string-value="CORSAIR" calcext:value-type="string">
            <text:p>CORSAI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]));5);&quot;&quot;)" office:value-type="string" office:string-value="XXXMELEE" calcext:value-type="string">
            <text:p>XXXMELE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]));5);&quot;&quot;)" office:value-type="string" office:string-value="STALKER" calcext:value-type="string">
            <text:p>STAL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]));5);&quot;&quot;)" office:value-type="string" office:string-value="XXXTAXXZ" calcext:value-type="string">
            <text:p>XXXTAXXZ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]));5);&quot;&quot;)" office:value-type="string" office:string-value="TIME_MAGE" calcext:value-type="string">
            <text:p>TIME_MAG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]));5);&quot;&quot;)" office:value-type="string" office:string-value="BISHOP" calcext:value-type="string">
            <text:p>BISHOP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]));5);&quot;&quot;)" office:value-type="string" office:string-value="METAL_SHAPER" calcext:value-type="string">
            <text:p>METAL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]));5);&quot;&quot;)" office:value-type="string" office:string-value="BEAST_MASTER" calcext:value-type="string">
            <text:p>BEAST_MAST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]));5);&quot;&quot;)" office:value-type="string" office:string-value="XXXEMOTION" calcext:value-type="string">
            <text:p>XXXEMOTION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]));5);&quot;&quot;)" office:value-type="string" office:string-value="BONE_SHAPER" calcext:value-type="string">
            <text:p>BONE_SHAPER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]));5);&quot;&quot;)" office:value-type="string" office:string-value="MAGUS" calcext:value-type="string">
            <text:p>MAGUS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]));4);&quot;&quot;)" office:value-type="string" office:string-value="ELEMENTAL_FIST" calcext:value-type="string">
            <text:p>ELEMENTAL_FIS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]));4);&quot;&quot;)" office:value-type="string" office:string-value="ELEMENTAL_SCOUNDREL" calcext:value-type="string">
            <text:p>ELEMENTAL_SCOUNDREL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3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3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4]));5);&quot;&quot;)" office:value-type="string" office:string-value="SLAYER" calcext:value-type="string">
            <text:p>SLAY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4]));5);&quot;&quot;)" office:value-type="string" office:string-value="XXXSTEALTHXXX" calcext:value-type="string">
            <text:p>XXXSTEALTH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4]));5);&quot;&quot;)" office:value-type="string" office:string-value="XXXTAXXA" calcext:value-type="string">
            <text:p>XXXTAXXA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]));5);&quot;&quot;)" office:value-type="string" office:string-value="CHRONOMANCER" calcext:value-type="string">
            <text:p>CHRONOMANCER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]));5);&quot;&quot;)" office:value-type="string" office:string-value="DIVINER" calcext:value-type="string">
            <text:p>DIVIN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]));5);&quot;&quot;)" office:value-type="string" office:string-value="METALLOMANCER" calcext:value-type="string">
            <text:p>METALL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]));5);&quot;&quot;)" office:value-type="string" office:string-value="BEAST_LORD" calcext:value-type="string">
            <text:p>BEAST_LORD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]));5);&quot;&quot;)" office:value-type="string" office:string-value="PSION" calcext:value-type="string">
            <text:p>PSION</text:p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]));5);&quot;&quot;)" office:value-type="string" office:string-value="XXXORGAN" calcext:value-type="string">
            <text:p>XXXORGAN</text:p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]));5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]));4);&quot;&quot;)" office:value-type="string" office:string-value="ELDRITCH_BLADE" calcext:value-type="string">
            <text:p>ELDRITCH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]));4);&quot;&quot;)" office:value-type="string" office:string-value="ELDRITCH_SHADOW" calcext:value-type="string">
            <text:p>ELDRITCH_SHADOW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4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4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5]));5);&quot;&quot;)" office:value-type="string" office:string-value="BARBARIAN" calcext:value-type="string">
            <text:p>BARBAR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5]));5);&quot;&quot;)" office:value-type="string" office:string-value="XXXSTEALTHXXY" calcext:value-type="string">
            <text:p>XXXSTEALTH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5]));5);&quot;&quot;)" office:value-type="string" office:string-value="XXXTPXXX" calcext:value-type="string">
            <text:p>XXXTP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5]));5);&quot;&quot;)" office:value-type="string" office:string-value="XXXTIMEXXX" calcext:value-type="string">
            <text:p>XXXTIME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5]));5);&quot;&quot;)" office:value-type="string" office:string-value="BIOMANCER" calcext:value-type="string">
            <text:p>BIO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5]));5);&quot;&quot;)" office:value-type="string" office:string-value="METAL_CALLER" calcext:value-type="string">
            <text:p>METAL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5]));5);&quot;&quot;)" office:value-type="string" office:string-value="SHIFTER" calcext:value-type="string">
            <text:p>SHIFT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5]));5);&quot;&quot;)" office:value-type="string" office:string-value="DEFILER" calcext:value-type="string">
            <text:p>DEFIL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5]));4);&quot;&quot;)" office:value-type="string" office:string-value="MAGIC_KNIGHT" calcext:value-type="string">
            <text:p>MAGIC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5]));4);&quot;&quot;)" office:value-type="string" office:string-value="ARCANE_ARCHER" calcext:value-type="string">
            <text:p>ARCANE_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5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6]));5);&quot;&quot;)" office:value-type="string" office:string-value="BLADE" calcext:value-type="string">
            <text:p>BLAD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6]));5);&quot;&quot;)" office:value-type="string" office:string-value="SCOUNDREL" calcext:value-type="string">
            <text:p>SCOUNDREL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6]));5);&quot;&quot;)" office:value-type="string" office:string-value="XXXTPXXY" calcext:value-type="string">
            <text:p>XXXTPXXY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6]));5);&quot;&quot;)" office:value-type="string" office:string-value="XXXSPACE" calcext:value-type="string">
            <text:p>XXXSPAC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6]));5);&quot;&quot;)" office:value-type="string" office:string-value="OCCULTIST" calcext:value-type="string">
            <text:p>OCCULTI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6]));5);&quot;&quot;)" office:value-type="string" office:string-value="XXXEAST" calcext:value-type="string">
            <text:p>XXXEA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6]));5);&quot;&quot;)" office:value-type="string" office:string-value="ANIMIST" calcext:value-type="string">
            <text:p>ANIM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6]));5);&quot;&quot;)" office:value-type="string" office:string-value="KEEPER" calcext:value-type="string">
            <text:p>KEEP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6]));4);&quot;&quot;)" office:value-type="string" office:string-value="ARCANE_DEFENDER" calcext:value-type="string">
            <text:p>ARCANE_DEFEND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6]));4);&quot;&quot;)" office:value-type="string" office:string-value="XXXAFXXX" calcext:value-type="string">
            <text:p>XXXAFXXX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6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7]));5);&quot;&quot;)" office:value-type="string" office:string-value="XXX1H" calcext:value-type="string">
            <text:p>XXX1H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7]));5);&quot;&quot;)" office:value-type="string" office:string-value="XXXTRAPS" calcext:value-type="string">
            <text:p>XXXTRAPS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7]));5);&quot;&quot;)" office:value-type="string" office:string-value="XXXTPXXZ" calcext:value-type="string">
            <text:p>XXXTPXXZ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7]));5);&quot;&quot;)" office:value-type="string" office:string-value="XXXSPACEXXX" calcext:value-type="string">
            <text:p>XXXSPACE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7]));5);&quot;&quot;)" office:value-type="string" office:string-value="XXXDARKXXX" calcext:value-type="string">
            <text:p>XXXDARK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7]));5);&quot;&quot;)" office:value-type="string" office:string-value="CRYSTAL_SHAPER" calcext:value-type="string">
            <text:p>CRYSTAL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7]));5);&quot;&quot;)" office:value-type="string" office:string-value="ARBORIST" calcext:value-type="string">
            <text:p>ARBOR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7]));5);&quot;&quot;)" office:value-type="string" office:string-value="EARTH_MASTER" calcext:value-type="string">
            <text:p>EARTH_MASTER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7]));4);&quot;&quot;)" office:value-type="string" office:string-value="ARCANE_FIST" calcext:value-type="string">
            <text:p>ARCANE_FIS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7]));4);&quot;&quot;)" office:value-type="string" office:string-value="HOODWINK" calcext:value-type="string">
            <text:p>HOODWINK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7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8]));5);&quot;&quot;)" office:value-type="string" office:string-value="XXX2H" calcext:value-type="string">
            <text:p>XXX2H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8]));5);&quot;&quot;)" office:value-type="string" office:string-value="XXXGADGETS" calcext:value-type="string">
            <text:p>XXXGADGETS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8]));5);&quot;&quot;)" office:value-type="string" office:string-value="XXXTPXXA" calcext:value-type="string">
            <text:p>XXXTPXXA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8]));5);&quot;&quot;)" office:value-type="string" office:string-value="DISPLACER" calcext:value-type="string">
            <text:p>DISPLACER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8]));5);&quot;&quot;)" office:value-type="string" office:string-value="HARBRINGER" calcext:value-type="string">
            <text:p>HARBRING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8]));5);&quot;&quot;)" office:value-type="string" office:string-value="CRYSTALMANCER" calcext:value-type="string">
            <text:p>CRYSTAL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8]));5);&quot;&quot;)" office:value-type="string" office:string-value="CULTIVATOR" calcext:value-type="string">
            <text:p>CULTIVATO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8]));5);&quot;&quot;)" office:value-type="string" office:string-value="ARCHON" calcext:value-type="string">
            <text:p>ARCHON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8]));4);&quot;&quot;)" office:value-type="string" office:string-value="TIME_BLADE" calcext:value-type="string">
            <text:p>TIME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8]));4);&quot;&quot;)" office:value-type="string" office:string-value="SPELL_KILLER" calcext:value-type="string">
            <text:p>SPELL_KILL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8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9]));5);&quot;&quot;)" office:value-type="string" office:string-value="LEGIONNAIRE" calcext:value-type="string">
            <text:p>LEGIONNAIR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9]));5);&quot;&quot;)" office:value-type="string" office:string-value="TRACKER" calcext:value-type="string">
            <text:p>TRAC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9]));5);&quot;&quot;)" office:value-type="string" office:string-value="XXXSAXXX" calcext:value-type="string">
            <text:p>XXXSA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9]));5);&quot;&quot;)" office:value-type="string" office:string-value="XXXFIELDS" calcext:value-type="string">
            <text:p>XXXFIELDS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9]));5);&quot;&quot;)" office:value-type="string" office:string-value="NECROMANCER" calcext:value-type="string">
            <text:p>NECRO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9]));5);&quot;&quot;)" office:value-type="string" office:string-value="CRYSTAL_CALLER" calcext:value-type="string">
            <text:p>CRYSTAL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9]));5);&quot;&quot;)" office:value-type="string" office:string-value="SHAMAN" calcext:value-type="string">
            <text:p>SHAMAN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9]));5);&quot;&quot;)" office:value-type="string" office:string-value="HOLY_MAGE" calcext:value-type="string">
            <text:p>HOLY_MAGE</text:p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9]));4);&quot;&quot;)" office:value-type="string" office:string-value="DEATH_KNIGHT" calcext:value-type="string">
            <text:p>DEATH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9]));4);&quot;&quot;)" office:value-type="string" office:string-value="SHADOW_HUNTER" calcext:value-type="string">
            <text:p>SHADOW_HUNT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9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0]));5);&quot;&quot;)" office:value-type="string" office:string-value="KNIGHT" calcext:value-type="string">
            <text:p>KNIGH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0]));5);&quot;&quot;)" office:value-type="string" office:string-value="ARCHER" calcext:value-type="string">
            <text:p>ARCH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0]));5);&quot;&quot;)" office:value-type="string" office:string-value="XXXSAXXY" calcext:value-type="string">
            <text:p>XXXSAXXY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0]));5);&quot;&quot;)" office:value-type="string" office:string-value="XXXFORCE" calcext:value-type="string">
            <text:p>XXXFORCE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0]));5);&quot;&quot;)" office:value-type="string" office:string-value="RITUALIST" calcext:value-type="string">
            <text:p>RITUALIST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0]));5);&quot;&quot;)" office:value-type="string" office:string-value="XXXSOUTH" calcext:value-type="string">
            <text:p>XXXSOUTH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0]));5);&quot;&quot;)" office:value-type="string" office:string-value="XXXEARTH" calcext:value-type="string">
            <text:p>XXXEARTH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0]));4);&quot;&quot;)" office:value-type="string" office:string-value="PALADIN" calcext:value-type="string">
            <text:p>PALADIN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0]));4);&quot;&quot;)" office:value-type="string" office:string-value="XXX" calcext:value-type="string">
            <text:p>XXX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0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1]));5);&quot;&quot;)" office:value-type="string" office:string-value="JUGGERNAUT" calcext:value-type="string">
            <text:p>JUGGERNAU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1]));5);&quot;&quot;)" office:value-type="string" office:string-value="XXXACCURACYXXX" calcext:value-type="string">
            <text:p>XXXACCURACY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1]));5);&quot;&quot;)" office:value-type="string" office:string-value="ASSASSIN" calcext:value-type="string">
            <text:p>ASSASSI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1]));5);&quot;&quot;)" office:value-type="string" office:string-value="XXXFORCEXXX" calcext:value-type="string">
            <text:p>XXXFORCE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1]));5);&quot;&quot;)" office:value-type="string" office:string-value="XXXSHADOWXXX" calcext:value-type="string">
            <text:p>XXXSHADOWXXX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1]));5);&quot;&quot;)" office:value-type="string" office:string-value="ICE_SHAPER" calcext:value-type="string">
            <text:p>ICE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1]));5);&quot;&quot;)" office:value-type="string" office:string-value="GEOMANCER" calcext:value-type="string">
            <text:p>GEOMANCER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1]));4);&quot;&quot;)" office:value-type="string" office:string-value="SUN_WEAVER" calcext:value-type="string">
            <text:p>SUN_WEAV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1]));4);&quot;&quot;)" office:value-type="string" office:string-value="INQUISITOR" calcext:value-type="string">
            <text:p>INQUISITO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1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2]));5);&quot;&quot;)" office:value-type="string" office:string-value="AEGIS" calcext:value-type="string">
            <text:p>AEGIS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2]));5);&quot;&quot;)" office:value-type="string" office:string-value="XXXACCURACYXXY" calcext:value-type="string">
            <text:p>XXXACCURACY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2]));5);&quot;&quot;)" office:value-type="string" office:string-value="XXXSAXXZ" calcext:value-type="string">
            <text:p>XXXSAXXZ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2]));5);&quot;&quot;)" office:value-type="string" office:string-value="XXXFORCEXXY" calcext:value-type="string">
            <text:p>XXXFORCEXXY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2]));5);&quot;&quot;)" office:value-type="string" office:string-value="XXXSHADOWXXY" calcext:value-type="string">
            <text:p>XXXSHADOWXXY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2]));5);&quot;&quot;)" office:value-type="string" office:string-value="CRYOMANCER" calcext:value-type="string">
            <text:p>CRY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2]));5);&quot;&quot;)" office:value-type="string" office:string-value="XXXEARTHXXX" calcext:value-type="string">
            <text:p>XXXEARTHXXX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2]));4);&quot;&quot;)" office:value-type="string" office:string-value="SHADOW_BLADE" calcext:value-type="string">
            <text:p>SHADOW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2]));4);&quot;&quot;)" office:value-type="string" office:string-value="SHADE" calcext:value-type="string">
            <text:p>SHADE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3]));5);&quot;&quot;)" office:value-type="string" office:string-value="DEFENDER" calcext:value-type="string">
            <text:p>DEFEND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3]));5);&quot;&quot;)" office:value-type="string" office:string-value="XXXSPEED" calcext:value-type="string">
            <text:p>XXXSPEED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3]));5);&quot;&quot;)" office:value-type="string" office:string-value="TACTICIAN" calcext:value-type="string">
            <text:p>TACTICIA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3]));5);&quot;&quot;)" office:value-type="string" office:string-value="XXXENERGY" calcext:value-type="string">
            <text:p>XXXENERGY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3]));5);&quot;&quot;)" office:value-type="string" office:string-value="SHADOWMANCER" calcext:value-type="string">
            <text:p>SHADOWMANCER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3]));5);&quot;&quot;)" office:value-type="string" office:string-value="ICE_CALLER" calcext:value-type="string">
            <text:p>ICE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3]));5);&quot;&quot;)" office:value-type="string" office:string-value="SAGE" calcext:value-type="string">
            <text:p>SAGE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3]));4);&quot;&quot;)" office:value-type="string" office:string-value="FEY_KNIGHT" calcext:value-type="string">
            <text:p>FEY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3]));4);&quot;&quot;)" office:value-type="string" office:string-value="ETHEREAL_HUNTER" calcext:value-type="string">
            <text:p>ETHEREAL_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4]));5);&quot;&quot;)" office:value-type="string" office:string-value="SENTINEL" calcext:value-type="string">
            <text:p>SENTINEL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4]));5);&quot;&quot;)" office:value-type="string" office:string-value="XXXSPEEDXXX" calcext:value-type="string">
            <text:p>XXXSPEED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4]));5);&quot;&quot;)" office:value-type="string" office:string-value="XXXSPXXX" calcext:value-type="string">
            <text:p>XXXSPXXX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4]));5);&quot;&quot;)" office:value-type="string" office:string-value="XXXENERGYXXX" calcext:value-type="string">
            <text:p>XXXENERGYXXX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4]));5);&quot;&quot;)" office:value-type="string" office:string-value="ORACLE" calcext:value-type="string">
            <text:p>ORACLE</text:p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4]));5);&quot;&quot;)" office:value-type="string" office:string-value="XXXWEST" calcext:value-type="string">
            <text:p>XXXWEST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4]));5);&quot;&quot;)" office:value-type="string" office:string-value="TOTEMIST" calcext:value-type="string">
            <text:p>TOTEMIST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4]));4);&quot;&quot;)" office:value-type="string" office:string-value="GLADE_GUARDIAN" calcext:value-type="string">
            <text:p>GLADE_GUARDIAN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4]));4);&quot;&quot;)" office:value-type="string" office:string-value="STRIDER" calcext:value-type="string">
            <text:p>STRID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5]));5);&quot;&quot;)" office:value-type="string" office:string-value="GUARDIAN" calcext:value-type="string">
            <text:p>GUARD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5]));5);&quot;&quot;)" office:value-type="string" office:string-value="XXXSPEEDXXY" calcext:value-type="string">
            <text:p>XXXSPEED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5]));5);&quot;&quot;)" office:value-type="string" office:string-value="DEAD_EYE" calcext:value-type="string">
            <text:p>DEAD_EYE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5]));5);&quot;&quot;)" office:value-type="string" office:string-value="XXXENERGYXXY" calcext:value-type="string">
            <text:p>XXXENERGYXXY</text:p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5]));5);&quot;&quot;)" office:value-type="string" office:string-value="STORM_SHAPER" calcext:value-type="string">
            <text:p>STORM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5]));5);&quot;&quot;)" office:value-type="string" office:string-value="XXXSPIRITXXX" calcext:value-type="string">
            <text:p>XXXSPIRITXXX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5]));4);&quot;&quot;)" office:value-type="string" office:string-value="WAR_SHAPER" calcext:value-type="string">
            <text:p>WAR_SHAP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5]));4);&quot;&quot;)" office:value-type="string" office:string-value="BARD" calcext:value-type="string">
            <text:p>BARD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6]));5);&quot;&quot;)" office:value-type="string" office:string-value="MONK" calcext:value-type="string">
            <text:p>MONK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6]));5);&quot;&quot;)" office:value-type="string" office:string-value="XXXMIXEDXXX" calcext:value-type="string">
            <text:p>XXXMIXEDXXX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6]));5);&quot;&quot;)" office:value-type="string" office:string-value="WARDEN" calcext:value-type="string">
            <text:p>WARDEN</text:p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6]));5);&quot;&quot;)" office:value-type="string" office:string-value="STORMRMANCER" calcext:value-type="string">
            <text:p>STORMR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6]));5);&quot;&quot;)" office:value-type="string" office:string-value="MYSTIC" calcext:value-type="string">
            <text:p>MYSTIC</text:p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6]));4);&quot;&quot;)" office:value-type="string" office:string-value="AVENGER" calcext:value-type="string">
            <text:p>AVENG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6]));4);&quot;&quot;)" office:value-type="string" office:string-value="DERVISH" calcext:value-type="string">
            <text:p>DERVISH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7]));5);&quot;&quot;)" office:value-type="string" office:string-value="GLADIATOR" calcext:value-type="string">
            <text:p>GLADIAT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7]));5);&quot;&quot;)" office:value-type="string" office:string-value="XXXMIXEDXXY" calcext:value-type="string">
            <text:p>XXXMIXEDXXY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7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7]));5);&quot;&quot;)" office:value-type="string" office:string-value="STORM_CALLER" calcext:value-type="string">
            <text:p>STORM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7]));4);&quot;&quot;)" office:value-type="string" office:string-value="PSI_KNIGHT" calcext:value-type="string">
            <text:p>PSI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7]));4);&quot;&quot;)" office:value-type="string" office:string-value="MIND_HUNTER" calcext:value-type="string">
            <text:p>MIND_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8]));5);&quot;&quot;)" office:value-type="string" office:string-value="VANGUARD" calcext:value-type="string">
            <text:p>VANGUARD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8]));5);&quot;&quot;)" office:value-type="string" office:string-value="XXXMIXEDXXZ" calcext:value-type="string">
            <text:p>XXXMIXEDXXZ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8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8]));5);&quot;&quot;)" office:value-type="string" office:string-value="FIRE_SHAPER" calcext:value-type="string">
            <text:p>FIRE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8]));4);&quot;&quot;)" office:value-type="string" office:string-value="MIND_DEFENDER" calcext:value-type="string">
            <text:p>MIND_DEFEND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8]));4);&quot;&quot;)" office:value-type="string" office:string-value="XXX" calcext:value-type="string">
            <text:p>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19]));5);&quot;&quot;)" office:value-type="string" office:string-value="PYROMANCER" calcext:value-type="string">
            <text:p>PY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1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1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19]));4);&quot;&quot;)" office:value-type="string" office:string-value="BERSERKER" calcext:value-type="string">
            <text:p>BERSERKER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19]));4);&quot;&quot;)" office:value-type="string" office:string-value="CHARMER" calcext:value-type="string">
            <text:p>CHARM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0]));5);&quot;&quot;)" office:value-type="string" office:string-value="FIRE_CALLER" calcext:value-type="string">
            <text:p>FIRE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0]));4);&quot;&quot;)" office:value-type="string" office:string-value="ILLUSORY_BLADE" calcext:value-type="string">
            <text:p>ILLUSORY_BLADE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0]));4);&quot;&quot;)" office:value-type="string" office:string-value="SOUL_THEIF" calcext:value-type="string">
            <text:p>SOUL_THEIF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1]));5);&quot;&quot;)" office:value-type="string" office:string-value="WATER_SHAPER" calcext:value-type="string">
            <text:p>WATER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1]));4);&quot;&quot;)" office:value-type="string" office:string-value="BLOOD_KNIGHT" calcext:value-type="string">
            <text:p>BLOOD_KNIGHT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1]));4);&quot;&quot;)" office:value-type="string" office:string-value="BONE_ARCHER" calcext:value-type="string">
            <text:p>BONE_ARCH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2]));5);&quot;&quot;)" office:value-type="string" office:string-value="HYDROMANCER" calcext:value-type="string">
            <text:p>HYD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2]));4);&quot;&quot;)" office:value-type="string" office:string-value="BONE_VANGUARD" calcext:value-type="string">
            <text:p>BONE_VANGUARD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2]));4);&quot;&quot;)" office:value-type="string" office:string-value="XXXBFXXX" calcext:value-type="string">
            <text:p>XXXBFXXX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3]));5);&quot;&quot;)" office:value-type="string" office:string-value="WATER_CALLER" calcext:value-type="string">
            <text:p>WATER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3]));4);&quot;&quot;)" office:value-type="string" office:string-value="XXXBMXXX" calcext:value-type="string">
            <text:p>XXXBMXXX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3]));4);&quot;&quot;)" office:value-type="string" office:string-value="XXXBFXXY" calcext:value-type="string">
            <text:p>XXXBFXXY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4]));5);&quot;&quot;)" office:value-type="string" office:string-value="STONE_SHAPER" calcext:value-type="string">
            <text:p>STONE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4]));4);&quot;&quot;)" office:value-type="string" office:string-value="XXXBMXXY" calcext:value-type="string">
            <text:p>XXXBMXXY</text:p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4]));4);&quot;&quot;)" office:value-type="string" office:string-value="XXXBFXXZ" calcext:value-type="string">
            <text:p>XXXBFXXZ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5]));5);&quot;&quot;)" office:value-type="string" office:string-value="LITHOMANCER" calcext:value-type="string">
            <text:p>LITH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5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5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6]));5);&quot;&quot;)" office:value-type="string" office:string-value="STONE_CALLER" calcext:value-type="string">
            <text:p>STONE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6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6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7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7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7]));5);&quot;&quot;)" office:value-type="string" office:string-value="AIR_SHAPER" calcext:value-type="string">
            <text:p>AIR_SHAP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7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7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8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8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8]));5);&quot;&quot;)" office:value-type="string" office:string-value="AEROMANCER" calcext:value-type="string">
            <text:p>AEROMANC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8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8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29]));5);&quot;&quot;)" office:value-type="string" office:string-value="AIR_CALLER" calcext:value-type="string">
            <text:p>AIR_CALLER</text:p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2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2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29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29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0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0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1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1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2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2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3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3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4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4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4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5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5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5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6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6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6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7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7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7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7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8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8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8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8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39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39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39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39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0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0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0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0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1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1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1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1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2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2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2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2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E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F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G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H$3]=[Magical.$B$2:.$B$500]); ROW([Physical.$B$2:.$B$500])-MIN(ROW([Magical.$B$2:.$B$500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500]; SMALL(IF(([.I$3]=[Magical.$B$2:.$B$500]); ROW([Physical.$B$2:.$B$500])-MIN(ROW([Magical.$B$2:.$B$500]))+1;&quot;&quot;);ROWS([.$A$1:.$A43]));5);&quot;&quot;)">
            <text:p/>
          </table:table-cell>
          <table:table-cell table:style-name="ce21" table:number-matrix-columns-spanned="1" table:number-matrix-rows-spanned="1" table:formula="of:=IFERROR(INDEX([Magical.$B$2:.$G$500]; SMALL(IF(([.J$3]=[Magical.$B$2:.$B$500]); ROW([Physical.$B$2:.$B$500])-MIN(ROW([Magical.$B$2:.$B$500]))+1;&quot;&quot;);ROWS([.$A$1:.$A43]));5);&quot;&quot;)">
            <text:p/>
          </table:table-cell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3]));4);&quot;&quot;)">
            <text:p/>
          </table:table-cell>
          <table:table-cell table:style-name="ce21" table:number-matrix-columns-spanned="1" table:number-matrix-rows-spanned="1" table:formula="of:=IFERROR(INDEX([Mixed.$C$2:.$G$500]; SMALL(IF(([.B$3]=[Mixed.$C$2:.$C$500]); ROW([Mixed.$C$2:.$C$500])-MIN(ROW([Mixed.$C$2:.$C$500]))+1;&quot;&quot;);ROWS([.$A$1:.$A43]));4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4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500]; SMALL(IF(([.A$3]=[Mixed.$C$2:.$C$500]); ROW([Mixed.$C$2:.$C$500])-MIN(ROW([Mixed.$C$2:.$C$500]))+1;&quot;&quot;);ROWS([.$A$1:.$A44]));4);&quot;&quot;)">
            <text:p/>
          </table:table-cell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500]; SMALL(IF(([.D$3]=[Magical.$B$2:.$B$500]); ROW([Physical.$B$2:.$B$500])-MIN(ROW([Magical.$B$2:.$B$500]))+1;&quot;&quot;);ROWS([.$A$1:.$A45]));5);&quot;&quot;)">
            <text:p/>
          </table:table-cell>
          <table:table-cell table:style-name="ce18" table:number-columns-repeated="5"/>
          <table:table-cell table:style-name="ce21"/>
          <table:table-cell table:style-name="ce15"/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5"/>
          <table:table-cell table:style-name="ce21"/>
          <table:table-cell table:style-name="ce15"/>
          <table:table-cell table:style-name="ce21"/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5"/>
          <table:table-cell table:style-name="ce10"/>
          <table:table-cell table:style-name="ce13"/>
          <table:table-cell table:style-name="ce16"/>
          <table:table-cell table:style-name="ce19" table:number-columns-repeated="5"/>
          <table:table-cell table:style-name="ce22"/>
          <table:table-cell table:style-name="ce16"/>
          <table:table-cell table:style-name="ce22"/>
          <table:table-cell table:style-name="ce16"/>
          <table:table-cell table:style-name="ce19" table:number-columns-repeated="7"/>
          <table:table-cell table:style-name="ce22"/>
          <table:table-cell table:number-columns-repeated="100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al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"/>
        <table:table-column table:style-name="co10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s</text:p>
          </table:table-cell>
          <table:table-cell office:value-type="string" calcext:value-type="string">
            <text:p>Thief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50:125:225:350:500:675:875:1100:1350:1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s</text:p>
          </table:table-cell>
          <table:table-cell office:value-type="string" calcext:value-type="string">
            <text:p>Rog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s</text:p>
          </table:table-cell>
          <table:table-cell office:value-type="string" calcext:value-type="string">
            <text:p>Stalk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TEALTH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TEALTH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s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XXXTRAPS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GADGETS</text:p>
          </table:table-cell>
          <table:table-cell office:value-type="string" calcext:value-type="string">
            <text:p>XXXGADGETS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s</text:p>
          </table:table-cell>
          <table:table-cell office:value-type="string" calcext:value-type="string">
            <text:p>Track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rchers</text:p>
          </table:table-cell>
          <table:table-cell office:value-type="string" calcext:value-type="string">
            <text:p>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ACCURACY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ACCURACY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SPEED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EED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EED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XXXMIXED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MIXED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XXXMIXEDXXZ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s</text:p>
          </table:table-cell>
          <table:table-cell office:value-type="string" calcext:value-type="string">
            <text:p>Fighte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50:125:225:350:500:675:875:1100:1350:1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Warri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MELEE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INGLE_TARGET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s</text:p>
          </table:table-cell>
          <table:table-cell office:value-type="string" calcext:value-type="string">
            <text:p>Slay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LTI_TARGET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s</text:p>
          </table:table-cell>
          <table:table-cell office:value-type="string" calcext:value-type="string">
            <text:p>Barbar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1H_WEAPONS</text:p>
          </table:table-cell>
          <table:table-cell office:value-type="string" calcext:value-type="string">
            <text:p>XXX1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2H_WEAPONS</text:p>
          </table:table-cell>
          <table:table-cell office:value-type="string" calcext:value-type="string">
            <text:p>XXX2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s</text:p>
          </table:table-cell>
          <table:table-cell office:value-type="string" calcext:value-type="string">
            <text:p>Legionnai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table:number-columns-repeated="2" office:value-type="string" calcext:value-type="string">
            <text:p>ARMOR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s</text:p>
          </table:table-cell>
          <table:table-cell office:value-type="string" calcext:value-type="string">
            <text:p>Juggerna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</text:p>
          </table:table-cell>
          <table:table-cell office:value-type="string" calcext:value-type="string">
            <text:p>Aegi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s</text:p>
          </table:table-cell>
          <table:table-cell office:value-type="string" calcext:value-type="string">
            <text:p>Defen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s</text:p>
          </table:table-cell>
          <table:table-cell office:value-type="string" calcext:value-type="string">
            <text:p>Sentin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Guard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s</text:p>
          </table:table-cell>
          <table:table-cell office:value-type="string" calcext:value-type="string">
            <text:p>Mon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s</text:p>
          </table:table-cell>
          <table:table-cell office:value-type="string" calcext:value-type="string">
            <text:p>Gladi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s</text:p>
          </table:table-cell>
          <table:table-cell office:value-type="string" calcext:value-type="string">
            <text:p>Vangu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TA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TA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TAXXZ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AGIL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TAXXA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TP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TP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XXXTPXXZ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+PERCEPTIV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TPXXA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SA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SA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AGIL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SAXXZ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s</text:p>
          </table:table-cell>
          <table:table-cell office:value-type="string" calcext:value-type="string">
            <text:p>Tactic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SP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AD_EYE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Dead Eyes</text:p>
          </table:table-cell>
          <table:table-cell office:value-type="string" calcext:value-type="string">
            <text:p>Dead Ey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ONG+PERCEPTIV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s</text:p>
          </table:table-cell>
          <table:table-cell office:value-type="string" calcext:value-type="string">
            <text:p>Ward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16"/>
        </table:table-row>
      </table:table>
      <table:table table:name="Magical" table:style-name="ta1"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29" table:default-cell-style-name="ce24"/>
        <table:table-column table:style-name="co7" table:default-cell-style-name="ce24"/>
        <table:table-column table:style-name="co42" table:default-cell-style-name="ce24"/>
        <table:table-column table:style-name="co43" table:default-cell-style-name="ce24"/>
        <table:table-column table:style-name="co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44" table:default-cell-style-name="ce24"/>
        <table:table-column table:style-name="co45" table:default-cell-style-name="ce24"/>
        <table:table-column table:style-name="co29" table:default-cell-style-name="ce24"/>
        <table:table-column table:style-name="co15" table:default-cell-style-name="ce24"/>
        <table:table-column table:style-name="co30" table:default-cell-style-name="ce24"/>
        <table:table-column table:style-name="co46" table:default-cell-style-name="ce24"/>
        <table:table-column table:style-name="co32" table:default-cell-style-name="ce24"/>
        <table:table-column table:style-name="co47" table:default-cell-style-name="ce24"/>
        <table:table-column table:style-name="co34" table:default-cell-style-name="ce24"/>
        <table:table-column table:style-name="co33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0" table:default-cell-style-name="ce24"/>
        <table:table-column table:style-name="co4" table:default-cell-style-name="ce24"/>
        <table:table-column table:style-name="co1" table:number-columns-repeated="996" table:default-cell-style-name="ce24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s</text:p>
          </table:table-cell>
          <table:table-cell office:value-type="string" calcext:value-type="string">
            <text:p>Ovat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WISDOM:0:25:50:75:100:125:150:175:200:225:250</text:p>
          </table:table-cell>
          <table:table-cell/>
          <table:table-cell office:value-type="string" calcext:value-type="string">
            <text:p>NATURE_SPELL_CASTING:0:0:0:0:0:1:1:1:1:1:2</text:p>
          </table:table-cell>
          <table:table-cell table:number-columns-repeated="2"/>
          <table:table-cell office:value-type="string" calcext:value-type="string">
            <text:p>WISDOM: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s</text:p>
          </table:table-cell>
          <table:table-cell office:value-type="string" calcext:value-type="string">
            <text:p>Drui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OVATE:10</text:p>
          </table:table-cell>
          <table:table-cell table:number-columns-repeated="4"/>
          <table:table-cell office:value-type="string" calcext:value-type="string">
            <text:p>WISDOM:250:300:350:400:450:500:550:600:650:700:750</text:p>
          </table:table-cell>
          <table:table-cell/>
          <table:table-cell office:value-type="string" calcext:value-type="string">
            <text:p>NATURE_SPELL_CASTING:2:2:2:2:2:3:3:3:3:3:4</text:p>
          </table:table-cell>
          <table:table-cell table:number-columns-repeated="2"/>
          <table:table-cell office:value-type="string" calcext:value-type="string">
            <text:p>WISDOM:1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EAST_MASTER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Beast Masters</text:p>
          </table:table-cell>
          <table:table-cell office:value-type="string" calcext:value-type="string">
            <text:p>Beast Mas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DRUID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ANIMAL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BEAST_LORD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Beast Lords</text:p>
          </table:table-cell>
          <table:table-cell office:value-type="string" calcext:value-type="string">
            <text:p>Beast Lo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BEAST_MASTER:10</text:p>
          </table:table-cell>
          <table:table-cell office:value-type="string" calcext:value-type="string">
            <text:p>SHIFTE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ANIMAL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s</text:p>
          </table:table-cell>
          <table:table-cell office:value-type="string" calcext:value-type="string">
            <text:p>Shif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BEAST_MASTER:10</text:p>
          </table:table-cell>
          <table:table-cell office:value-type="string" calcext:value-type="string">
            <text:p>BEAST_LORD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ANIMAL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s</text:p>
          </table:table-cell>
          <table:table-cell office:value-type="string" calcext:value-type="string">
            <text:p>Anim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DRUID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PLANT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s</text:p>
          </table:table-cell>
          <table:table-cell office:value-type="string" calcext:value-type="string">
            <text:p>Arbor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NIMIST:10</text:p>
          </table:table-cell>
          <table:table-cell office:value-type="string" calcext:value-type="string">
            <text:p>CULTIVATO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PLAN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s</text:p>
          </table:table-cell>
          <table:table-cell office:value-type="string" calcext:value-type="string">
            <text:p>Cultiv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NIMIST:10</text:p>
          </table:table-cell>
          <table:table-cell office:value-type="string" calcext:value-type="string">
            <text:p>ARBORIST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PLAN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s</text:p>
          </table:table-cell>
          <table:table-cell office:value-type="string" calcext:value-type="string">
            <text:p>Sham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OVATE:10</text:p>
          </table:table-cell>
          <table:table-cell table:number-columns-repeated="4"/>
          <table:table-cell office:value-type="string" calcext:value-type="string">
            <text:p>WISDOM:250:300:350:400:450:500:550:600:650:700:750</text:p>
          </table:table-cell>
          <table:table-cell/>
          <table:table-cell office:value-type="string" calcext:value-type="string">
            <text:p>NATURE_SPELL_CASTING:2:2:2:2:2:3:3:3:3:3:4</text:p>
          </table:table-cell>
          <table:table-cell table:number-columns-repeated="2"/>
          <table:table-cell office:value-type="string" calcext:value-type="string">
            <text:p>WISDOM:1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EART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SHAMAN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EARTH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s</text:p>
          </table:table-cell>
          <table:table-cell office:value-type="string" calcext:value-type="string">
            <text:p>Ge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ARTH:10</text:p>
          </table:table-cell>
          <table:table-cell office:value-type="string" calcext:value-type="string">
            <text:p>XXXEARTHXXX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EARTH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EARTH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ARTH:10</text:p>
          </table:table-cell>
          <table:table-cell office:value-type="string" calcext:value-type="string">
            <text:p>GEOMANCER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EARTH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SHAMAN:10</text:p>
          </table:table-cell>
          <table:table-cell table:number-columns-repeated="4"/>
          <table:table-cell office:value-type="string" calcext:value-type="string">
            <text:p>WISDOM:750:825:900:975:1050:1125:1200:1275:1350:1425:1500</text:p>
          </table:table-cell>
          <table:table-cell/>
          <table:table-cell office:value-type="string" calcext:value-type="string">
            <text:p>NATURE_SPELL_CASTING:2:2:2:2:2:3:3:3:3:3:4</text:p>
            <text:p>SPIRIT_SPELL_CASTING:2:2:2:2:2:3:3:3:3:3:4</text:p>
          </table:table-cell>
          <table:table-cell table:number-columns-repeated="2"/>
          <table:table-cell office:value-type="string" calcext:value-type="string">
            <text:p>WISDOM: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s</text:p>
          </table:table-cell>
          <table:table-cell office:value-type="string" calcext:value-type="string">
            <text:p>Totem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AGE:10</text:p>
          </table:table-cell>
          <table:table-cell office:value-type="string" calcext:value-type="string">
            <text:p>XXXSPIRITXXX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SPIRI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IRIT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AGE:10</text:p>
          </table:table-cell>
          <table:table-cell office:value-type="string" calcext:value-type="string">
            <text:p>TOTEMIST:1</text:p>
          </table:table-cell>
          <table:table-cell table:number-columns-repeated="3"/>
          <table:table-cell office:value-type="string" calcext:value-type="string">
            <text:p>WISDOM:1500:1500:1500:1500:1500:1500:1500:1500:1500:1500:1500:1500</text:p>
          </table:table-cell>
          <table:table-cell/>
          <table:table-cell office:value-type="string" calcext:value-type="string">
            <text:p>NATURE_SPELL_CASTING:0:0:0:0:0:1:1:1:1:1:2</text:p>
            <text:p>SPIRIT_SPELL_CASTING:8:8:8:8:8:9:9:9:9:9:10</text:p>
          </table:table-cell>
          <table:table-cell table:number-columns-repeated="2"/>
          <table:table-cell office:value-type="string" calcext:value-type="string">
            <text:p>WISDOM:2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s</text:p>
          </table:table-cell>
          <table:table-cell office:value-type="string" calcext:value-type="string">
            <text:p>Mysti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DRUID:10</text:p>
            <text:p>SHAMAN:10</text:p>
          </table:table-cell>
          <table:table-cell office:value-type="string" calcext:value-type="string">
            <text:p>BEAST_LORD:1</text:p>
            <text:p>SHIFTER:1</text:p>
            <text:p>CULTIVATOR:1</text:p>
            <text:p>ARBORIST:1</text:p>
            <text:p>XXXEARTHXXX:1</text:p>
            <text:p>GEOMANCER:1</text:p>
            <text:p>XXXSPIRITXXX:1</text:p>
            <text:p>TOTEMIST:1</text:p>
          </table:table-cell>
          <table:table-cell table:number-columns-repeated="3"/>
          <table:table-cell office:value-type="string" calcext:value-type="string">
            <text:p>WISDOM:900:1000:1100:1200:1300:1400:1500:1600:1700:1800:1900:2000</text:p>
          </table:table-cell>
          <table:table-cell/>
          <table:table-cell office:value-type="string" calcext:value-type="string">
            <text:p>NATURE_SPELL_CASTING:8:8:8:8:8:9:9:9:9:9:10</text:p>
          </table:table-cell>
          <table:table-cell table:number-columns-repeated="2"/>
          <table:table-cell office:value-type="string" calcext:value-type="string">
            <text:p>WISDOM: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s</text:p>
          </table:table-cell>
          <table:table-cell office:value-type="string" calcext:value-type="string">
            <text:p>Arcanis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INTELLIGENCE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DIMENSIONAL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YSTIC:10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IME_MAGE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Time Mages</text:p>
          </table:table-cell>
          <table:table-cell office:value-type="string" calcext:value-type="string">
            <text:p>Time M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DIMENSIONAL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s</text:p>
          </table:table-cell>
          <table:table-cell office:value-type="string" calcext:value-type="string">
            <text:p>Chron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TIME_MAGE:10</text:p>
          </table:table-cell>
          <table:table-cell office:value-type="string" calcext:value-type="string">
            <text:p>XXXTIM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TIME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TIME_MAGE:10</text:p>
          </table:table-cell>
          <table:table-cell office:value-type="string" calcext:value-type="string">
            <text:p>CHRONOMANCER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SPACE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DIMENSIONAL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SPACE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SPACE:10</text:p>
          </table:table-cell>
          <table:table-cell office:value-type="string" calcext:value-type="string">
            <text:p>DISPLACER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s</text:p>
          </table:table-cell>
          <table:table-cell office:value-type="string" calcext:value-type="string">
            <text:p>Displa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SPACE:10</text:p>
          </table:table-cell>
          <table:table-cell office:value-type="string" calcext:value-type="string">
            <text:p>XXXSPAC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FIELDS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YSTIC:10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FORCE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FIELDS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FORCE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FORCE:10</text:p>
          </table:table-cell>
          <table:table-cell office:value-type="string" calcext:value-type="string">
            <text:p>XXXFORCEXXY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FORCE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FORCE:10</text:p>
          </table:table-cell>
          <table:table-cell office:value-type="string" calcext:value-type="string">
            <text:p>XXXFORCE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XXXENERG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FIELDS:10</text:p>
          </table:table-cell>
          <table:table-cell table:number-columns-repeated="4"/>
          <table:table-cell office:value-type="string" calcext:value-type="string">
            <text:p>INTELLIGENCE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ENERGY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NERGY:10</text:p>
          </table:table-cell>
          <table:table-cell office:value-type="string" calcext:value-type="string">
            <text:p>XXXENERGYXXY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ENERGY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XXXENERGY:10</text:p>
          </table:table-cell>
          <table:table-cell office:value-type="string" calcext:value-type="string">
            <text:p>XXXENERGYXXX:1</text:p>
          </table:table-cell>
          <table:table-cell table:number-columns-repeated="3"/>
          <table:table-cell office:value-type="string" calcext:value-type="string">
            <text:p>INTELLIGENCE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s</text:p>
          </table:table-cell>
          <table:table-cell office:value-type="string" calcext:value-type="string">
            <text:p>Cleric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FAITH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s</text:p>
          </table:table-cell>
          <table:table-cell office:value-type="string" calcext:value-type="string">
            <text:p>Prie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RITUAL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s</text:p>
          </table:table-cell>
          <table:table-cell office:value-type="string" calcext:value-type="string">
            <text:p>Bis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DIVINER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s</text:p>
          </table:table-cell>
          <table:table-cell office:value-type="string" calcext:value-type="string">
            <text:p>Divin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BISHOP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s</text:p>
          </table:table-cell>
          <table:table-cell office:value-type="string" calcext:value-type="string">
            <text:p>Bi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PRIEST:10</text:p>
          </table:table-cell>
          <table:table-cell office:value-type="string" calcext:value-type="string">
            <text:p>DIVINER:1</text:p>
            <text:p>BISHOP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s</text:p>
          </table:table-cell>
          <table:table-cell office:value-type="string" calcext:value-type="string">
            <text:p>Occult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RITUAL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DARK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HARBRINGER:1</text:p>
            <text:p>NECROMANCER:1</text:p>
            <text:p>BIO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s</text:p>
          </table:table-cell>
          <table:table-cell office:value-type="string" calcext:value-type="string">
            <text:p>Harbring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BIOMANC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s</text:p>
          </table:table-cell>
          <table:table-cell office:value-type="string" calcext:value-type="string">
            <text:p>Nec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OCCULTIST:10</text:p>
          </table:table-cell>
          <table:table-cell office:value-type="string" calcext:value-type="string">
            <text:p>DIVINER:1</text:p>
            <text:p>BISHOP:1</text:p>
            <text:p>HARBRINGER:1</text:p>
            <text:p>BIOMANCER:1</text:p>
            <text:p>XXXDARKXXX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s</text:p>
          </table:table-cell>
          <table:table-cell office:value-type="string" calcext:value-type="string">
            <text:p>Ritual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CLERIC:10</text:p>
          </table:table-cell>
          <table:table-cell office:value-type="string" calcext:value-type="string">
            <text:p>PRIEST:1</text:p>
            <text:p>OCCULTIST:1</text:p>
          </table:table-cell>
          <table:table-cell table:number-columns-repeated="3"/>
          <table:table-cell office:value-type="string" calcext:value-type="string"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SHADOW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Y:1</text:p>
            <text:p>SHADOW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XXXSHADOW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X:1</text:p>
            <text:p>SHADOWMANCER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s</text:p>
          </table:table-cell>
          <table:table-cell office:value-type="string" calcext:value-type="string">
            <text:p>Shadow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RITUALIST:10</text:p>
          </table:table-cell>
          <table:table-cell office:value-type="string" calcext:value-type="string">
            <text:p>XXXSHADOWXXX:1</text:p>
            <text:p>XXXSHADOWXXY:1</text:p>
          </table:table-cell>
          <table:table-cell table:number-columns-repeated="3"/>
          <table:table-cell office:value-type="string" calcext:value-type="string">
            <text:p>FAITH:750:825:900:975:1050:1125:1200:1275:1350:1425:1500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s</text:p>
          </table:table-cell>
          <table:table-cell office:value-type="string" calcext:value-type="string">
            <text:p>Orac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10</text:p>
            <text:p>OCCULTIST:10</text:p>
          </table:table-cell>
          <table:table-cell office:value-type="string" calcext:value-type="string">
            <text:p>DIVINER:1</text:p>
            <text:p>BISHOP:1</text:p>
            <text:p>BIOMANCER:1</text:p>
            <text:p>HARBRINGER:1</text:p>
            <text:p>NECROMANCER:1</text:p>
            <text:p>XXXDARKXXX:1</text:p>
          </table:table-cell>
          <table:table-cell table:number-columns-repeated="3"/>
          <table:table-cell office:value-type="string" calcext:value-type="string">
            <text:p>FAITH:900:1000:1100:1200:1300:1400:1500:1600:1700:1800:1900:2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s</text:p>
          </table:table-cell>
          <table:table-cell office:value-type="string" calcext:value-type="string">
            <text:p>Elementalis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5"/>
          <table:table-cell office:value-type="string" calcext:value-type="string">
            <text:p>WILLPOWER:0:25:50:75:100:125:150:175:200:225:2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NORT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ETAL_SHAPER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Metal Shapers</text:p>
          </table:table-cell>
          <table:table-cell office:value-type="string" calcext:value-type="string">
            <text:p>Metal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</table:table-cell>
          <table:table-cell office:value-type="string" calcext:value-type="string">
            <text:p>CRYSTAL_SHAPER:1</text:p>
            <text:p>ICE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Metallomancer</text:p>
          </table:table-cell>
          <table:table-cell office:value-type="string" calcext:value-type="string">
            <text:p>Metallomancers</text:p>
          </table:table-cell>
          <table:table-cell office:value-type="string" calcext:value-type="string">
            <text:p>Metall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METAL_SHAPER:10</text:p>
          </table:table-cell>
          <table:table-cell office:value-type="string" calcext:value-type="string">
            <text:p>METAL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METAL_CALLER</text:p>
          </table:table-cell>
          <table:table-cell office:value-type="string" calcext:value-type="string">
            <text:p>Metal Caller</text:p>
          </table:table-cell>
          <table:table-cell office:value-type="string" calcext:value-type="string">
            <text:p>Metal Callers</text:p>
          </table:table-cell>
          <table:table-cell office:value-type="string" calcext:value-type="string">
            <text:p>Metal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METAL_SHAPER:10</text:p>
          </table:table-cell>
          <table:table-cell office:value-type="string" calcext:value-type="string">
            <text:p>METALL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EAST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RYSTAL_SHAPER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Crystal Shapers</text:p>
          </table:table-cell>
          <table:table-cell office:value-type="string" calcext:value-type="string">
            <text:p>Crystal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EAST:10</text:p>
          </table:table-cell>
          <table:table-cell office:value-type="string" calcext:value-type="string">
            <text:p>METAL_SHAPER:1</text:p>
            <text:p>ICE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Crystalmancer</text:p>
          </table:table-cell>
          <table:table-cell office:value-type="string" calcext:value-type="string">
            <text:p>Crystalmancers</text:p>
          </table:table-cell>
          <table:table-cell office:value-type="string" calcext:value-type="string">
            <text:p>Crystal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CRYSTAL_SHAPER:10</text:p>
          </table:table-cell>
          <table:table-cell office:value-type="string" calcext:value-type="string">
            <text:p>CRYSTAL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CRYSTAL_CALLER</text:p>
          </table:table-cell>
          <table:table-cell office:value-type="string" calcext:value-type="string">
            <text:p>Crystal Caller</text:p>
          </table:table-cell>
          <table:table-cell office:value-type="string" calcext:value-type="string">
            <text:p>Crystal Callers</text:p>
          </table:table-cell>
          <table:table-cell office:value-type="string" calcext:value-type="string">
            <text:p>Crystal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CRYSTAL_SHAPER:10</text:p>
          </table:table-cell>
          <table:table-cell office:value-type="string" calcext:value-type="string">
            <text:p>CRYSTAL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SOUTH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CE_SHAPER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Ice Shapers</text:p>
          </table:table-cell>
          <table:table-cell office:value-type="string" calcext:value-type="string">
            <text:p>Ic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SOUTH:10</text:p>
          </table:table-cell>
          <table:table-cell office:value-type="string" calcext:value-type="string">
            <text:p>CRYSTAL_SHAPER:1</text:p>
            <text:p>METAL_SHAPER:1</text:p>
            <text:p>STORM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Cryomancer</text:p>
          </table:table-cell>
          <table:table-cell office:value-type="string" calcext:value-type="string">
            <text:p>Cryomancers</text:p>
          </table:table-cell>
          <table:table-cell office:value-type="string" calcext:value-type="string">
            <text:p>Cry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ICE_SHAPER:10</text:p>
          </table:table-cell>
          <table:table-cell office:value-type="string" calcext:value-type="string">
            <text:p>IC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ICE_CALLER</text:p>
          </table:table-cell>
          <table:table-cell office:value-type="string" calcext:value-type="string">
            <text:p>Ice Caller</text:p>
          </table:table-cell>
          <table:table-cell office:value-type="string" calcext:value-type="string">
            <text:p>Ice Callers</text:p>
          </table:table-cell>
          <table:table-cell office:value-type="string" calcext:value-type="string">
            <text:p>Ice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ICE_SHAPER:10</text:p>
          </table:table-cell>
          <table:table-cell office:value-type="string" calcext:value-type="string">
            <text:p>CRY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WEST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ELEMENTALIST:10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RM_SHAPER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Storm Shapers</text:p>
          </table:table-cell>
          <table:table-cell office:value-type="string" calcext:value-type="string">
            <text:p>Storm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WEST:10</text:p>
          </table:table-cell>
          <table:table-cell office:value-type="string" calcext:value-type="string">
            <text:p>CRYSTAL_SHAPER:1</text:p>
            <text:p>ICE_SHAPER:1</text:p>
            <text:p>METAL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Stormrmancer</text:p>
          </table:table-cell>
          <table:table-cell office:value-type="string" calcext:value-type="string">
            <text:p>Stormrmancers</text:p>
          </table:table-cell>
          <table:table-cell office:value-type="string" calcext:value-type="string">
            <text:p>Stormr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RM_SHAPER:10</text:p>
          </table:table-cell>
          <table:table-cell office:value-type="string" calcext:value-type="string">
            <text:p>STORM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RM_CALLER</text:p>
          </table:table-cell>
          <table:table-cell office:value-type="string" calcext:value-type="string">
            <text:p>Storm Caller</text:p>
          </table:table-cell>
          <table:table-cell office:value-type="string" calcext:value-type="string">
            <text:p>Storm Callers</text:p>
          </table:table-cell>
          <table:table-cell office:value-type="string" calcext:value-type="string">
            <text:p>Storm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RM_SHAPER:10</text:p>
          </table:table-cell>
          <table:table-cell office:value-type="string" calcext:value-type="string">
            <text:p>STORMR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IRE_SHAPER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Fire Shapers</text:p>
          </table:table-cell>
          <table:table-cell office:value-type="string" calcext:value-type="string">
            <text:p>Fir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  <text:p>XXXWEST:10</text:p>
          </table:table-cell>
          <table:table-cell office:value-type="string" calcext:value-type="string">
            <text:p>WATER_SHAPER:1</text:p>
            <text:p>AIR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s</text:p>
          </table:table-cell>
          <table:table-cell office:value-type="string" calcext:value-type="string">
            <text:p>Py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FIRE_SHAPER:10</text:p>
          </table:table-cell>
          <table:table-cell office:value-type="string" calcext:value-type="string">
            <text:p>FIR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FIRE_CALLER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Fire Callers</text:p>
          </table:table-cell>
          <table:table-cell office:value-type="string" calcext:value-type="string">
            <text:p>Fire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FIRE_SHAPER:10</text:p>
          </table:table-cell>
          <table:table-cell office:value-type="string" calcext:value-type="string">
            <text:p>PY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TER_SHAPER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Water Shapers</text:p>
          </table:table-cell>
          <table:table-cell office:value-type="string" calcext:value-type="string">
            <text:p>Water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EAST:10</text:p>
            <text:p>XXXSOUTH:10</text:p>
          </table:table-cell>
          <table:table-cell office:value-type="string" calcext:value-type="string">
            <text:p>FIRE_SHAPER:1</text:p>
            <text:p>AIR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s</text:p>
          </table:table-cell>
          <table:table-cell office:value-type="string" calcext:value-type="string">
            <text:p>Hyd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WATER_SHAPER:10</text:p>
          </table:table-cell>
          <table:table-cell office:value-type="string" calcext:value-type="string">
            <text:p>WATER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WATER_CALLER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Water Callers</text:p>
          </table:table-cell>
          <table:table-cell office:value-type="string" calcext:value-type="string">
            <text:p>Water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WATER_SHAPER:10</text:p>
          </table:table-cell>
          <table:table-cell office:value-type="string" calcext:value-type="string">
            <text:p>HYD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NE_SHAPER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Stone Shapers</text:p>
          </table:table-cell>
          <table:table-cell office:value-type="string" calcext:value-type="string">
            <text:p>Ston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NORTH:10</text:p>
            <text:p>XXXEAST:10</text:p>
          </table:table-cell>
          <table:table-cell office:value-type="string" calcext:value-type="string">
            <text:p>WATER_SHAPER:1</text:p>
            <text:p>AIR_SHAPER:1</text:p>
            <text:p>FIR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s</text:p>
          </table:table-cell>
          <table:table-cell office:value-type="string" calcext:value-type="string">
            <text:p>Lith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NE_SHAPER:10</text:p>
          </table:table-cell>
          <table:table-cell office:value-type="string" calcext:value-type="string">
            <text:p>STONE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NE_CALLER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Stone Callers</text:p>
          </table:table-cell>
          <table:table-cell office:value-type="string" calcext:value-type="string">
            <text:p>Stone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STONE_SHAPER:10</text:p>
          </table:table-cell>
          <table:table-cell office:value-type="string" calcext:value-type="string">
            <text:p>LITH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IR_SHAPER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Air Shapers</text:p>
          </table:table-cell>
          <table:table-cell office:value-type="string" calcext:value-type="string">
            <text:p>Air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:225:325:450:600:775:975:1200:1450:1725</text:p>
          </table:table-cell>
          <table:table-cell office:value-type="string" calcext:value-type="string">
            <text:p>XXXSOUTH:10</text:p>
            <text:p>XXXWEST:10</text:p>
          </table:table-cell>
          <table:table-cell office:value-type="string" calcext:value-type="string">
            <text:p>WATER_SHAPER:1</text:p>
            <text:p>FIRE_SHAPER:1</text:p>
            <text:p>STONE_SHAPER:1</text:p>
          </table:table-cell>
          <table:table-cell table:number-columns-repeated="3"/>
          <table:table-cell office:value-type="string" calcext:value-type="string">
            <text:p>WILLPOWER:750:825:900:975:1050:1125:1200:1275:1350:1425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s</text:p>
          </table:table-cell>
          <table:table-cell office:value-type="string" calcext:value-type="string">
            <text:p>Aeromanc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IR_SHAPER:10</text:p>
          </table:table-cell>
          <table:table-cell office:value-type="string" calcext:value-type="string">
            <text:p>AIR_CALL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AIR_CALLER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Air Callers</text:p>
          </table:table-cell>
          <table:table-cell office:value-type="string" calcext:value-type="string">
            <text:p>Air Ca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:275:375:500:650:825:1025:1250:1500:1775</text:p>
          </table:table-cell>
          <table:table-cell office:value-type="string" calcext:value-type="string">
            <text:p>AIR_SHAPER:10</text:p>
          </table:table-cell>
          <table:table-cell office:value-type="string" calcext:value-type="string">
            <text:p>AEROMANCER:1</text:p>
          </table:table-cell>
          <table:table-cell table:number-columns-repeated="3"/>
          <table:table-cell office:value-type="string" calcext:value-type="string">
            <text:p>WILLPOWER:1500:1500:1500:1500:1500:1500:1500:1500:1500:1500:1500: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s</text:p>
          </table:table-cell>
          <table:table-cell office:value-type="string" calcext:value-type="string">
            <text:p>Mentalis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s</text:p>
          </table:table-cell>
          <table:table-cell office:value-type="string" calcext:value-type="string">
            <text:p>Illusion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EMOTION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s</text:p>
          </table:table-cell>
          <table:table-cell office:value-type="string" calcext:value-type="string">
            <text:p>Ps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MENTALIST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XXXBOD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0:125:225:350:500:675:875:1100:1350: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OOD_SHAPER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Blood Shapers</text:p>
          </table:table-cell>
          <table:table-cell office:value-type="string" calcext:value-type="string">
            <text:p>Blood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NE_SHAPER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Bone Shapers</text:p>
          </table:table-cell>
          <table:table-cell office:value-type="string" calcext:value-type="string">
            <text:p>Bone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ORGA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XORGAN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275:400:550:725:925:1150:1400:1675</text:p>
          </table:table-cell>
          <table:table-cell office:value-type="string" calcext:value-type="string">
            <text:p>XXXBODY: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Warlocks</text:p>
          </table:table-cell>
          <table:table-cell office:value-type="string" calcext:value-type="string">
            <text:p>Warloc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TIME_MAGE:5</text:p>
            <text:p>OCCULTIST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DIV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hannelers</text:p>
          </table:table-cell>
          <table:table-cell office:value-type="string" calcext:value-type="string">
            <text:p>Channe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SPACE:5</text:p>
            <text:p>PRIEST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FAITH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Magi</text:p>
          </table:table-cell>
          <table:table-cell office:value-type="string" calcext:value-type="string">
            <text:p>Mag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FORCE:5</text:p>
            <text:p>WATER_SHAPER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+E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ENERGY:5</text:p>
            <text:p>ICE_SHAPER:5</text:p>
          </table:table-cell>
          <table:table-cell table:number-columns-repeated="4"/>
          <table:table-cell office:value-type="string" calcext:value-type="string">
            <text:p>INTELLIGENCE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Defiler</text:p>
          </table:table-cell>
          <table:table-cell office:value-type="string" calcext:value-type="string">
            <text:p>Defilers</text:p>
          </table:table-cell>
          <table:table-cell office:value-type="string" calcext:value-type="string">
            <text:p>Defi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OCCULTIST:5</text:p>
            <text:p>DRUID:10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NA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Keepers</text:p>
          </table:table-cell>
          <table:table-cell office:value-type="string" calcext:value-type="string">
            <text:p>Kee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5</text:p>
            <text:p>DRUID:10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_MASTER</text:p>
          </table:table-cell>
          <table:table-cell office:value-type="string" calcext:value-type="string">
            <text:p>Earth Master</text:p>
          </table:table-cell>
          <table:table-cell office:value-type="string" calcext:value-type="string">
            <text:p>Earth Masters</text:p>
          </table:table-cell>
          <table:table-cell office:value-type="string" calcext:value-type="string">
            <text:p>Earth Mas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XXXEARTH:5</text:p>
            <text:p>STONE_SHAPER:5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+NA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s</text:p>
          </table:table-cell>
          <table:table-cell office:value-type="string" calcext:value-type="string">
            <text:p>Arch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SAGE:5</text:p>
            <text:p>STORM_SHAPER:5</text:p>
          </table:table-cell>
          <table:table-cell table:number-columns-repeated="4"/>
          <table:table-cell office:value-type="string" calcext:value-type="string">
            <text:p>WILLPOWER:250:300:350:400:450:500:550:600:650:700:750</text:p>
            <text:p>WISDOM:250:300:350:400:450:500:550:600:650:700:75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+E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OLY_MAGE</text:p>
          </table:table-cell>
          <table:table-cell office:value-type="string" calcext:value-type="string">
            <text:p>Holy Mage</text:p>
          </table:table-cell>
          <table:table-cell office:value-type="string" calcext:value-type="string">
            <text:p>Holy Mages</text:p>
          </table:table-cell>
          <table:table-cell office:value-type="string" calcext:value-type="string">
            <text:p>Holy Mag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office:value-type="string" calcext:value-type="string">
            <text:p>PRIEST:10</text:p>
            <text:p>FIRE_SHAPER:5</text:p>
          </table:table-cell>
          <table:table-cell table:number-columns-repeated="4"/>
          <table:table-cell office:value-type="string" calcext:value-type="string">
            <text:p>FAITH:250:300:350:400:450:500:550:600:650:700:750</text:p>
            <text:p>WILLPOWER:250:300:350:400:450:500:550:600:650:700:750</text:p>
          </table:table-cell>
          <table:table-cell table:number-columns-repeated="100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ed" table:style-name="ta1">
        <table:table-column table:style-name="co36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"/>
        <table:table-column table:style-name="co10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table:style-name="Default"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LEMENTAL_ARCHER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Elemental Archers</text:p>
          </table:table-cell>
          <table:table-cell office:value-type="string" calcext:value-type="string">
            <text:p>Elemental 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s</text:p>
          </table:table-cell>
          <table:table-cell office:value-type="string" calcext:value-type="string">
            <text:p>Corsai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ELEMENTAL_SCOUNDREL</text:p>
          </table:table-cell>
          <table:table-cell office:value-type="string" calcext:value-type="string">
            <text:p>Elemental Scoundrel</text:p>
          </table:table-cell>
          <table:table-cell office:value-type="string" calcext:value-type="string">
            <text:p>Elemental Scoundrels</text:p>
          </table:table-cell>
          <table:table-cell office:value-type="string" calcext:value-type="string">
            <text:p>Elemental Scoundr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ELDRITCH_SHADOW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Eldritch Shadows</text:p>
          </table:table-cell>
          <table:table-cell office:value-type="string" calcext:value-type="string">
            <text:p>Eldritch Shad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LDRITCH_KNIGHT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Eldritch Knights</text:p>
          </table:table-cell>
          <table:table-cell office:value-type="string" calcext:value-type="string">
            <text:p>Eldritch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LDRITCH_SENTINEL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Eldritch Sentinels</text:p>
          </table:table-cell>
          <table:table-cell office:value-type="string" calcext:value-type="string">
            <text:p>Eldritch Sentin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ELEMENTAL_FIST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Elemental Fists</text:p>
          </table:table-cell>
          <table:table-cell office:value-type="string" calcext:value-type="string">
            <text:p>Elemental F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ELDRITCH_BLADE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Eldritch Blades</text:p>
          </table:table-cell>
          <table:table-cell office:value-type="string" calcext:value-type="string">
            <text:p>Eldritch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RCANE_ARCHER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Arcane Archers</text:p>
          </table:table-cell>
          <table:table-cell office:value-type="string" calcext:value-type="string">
            <text:p>Arcane 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AF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s</text:p>
          </table:table-cell>
          <table:table-cell office:value-type="string" calcext:value-type="string">
            <text:p>Hoodwin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PELL_KILLER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Spell Killers</text:p>
          </table:table-cell>
          <table:table-cell office:value-type="string" calcext:value-type="string">
            <text:p>Spell Kill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GIC_KNIGHT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Magic Knights</text:p>
          </table:table-cell>
          <table:table-cell office:value-type="string" calcext:value-type="string">
            <text:p>Magic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RCANE_DEFENDER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Arcane Defenders</text:p>
          </table:table-cell>
          <table:table-cell office:value-type="string" calcext:value-type="string">
            <text:p>Arcane Defen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RCANE_FIST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Arcane Fists</text:p>
          </table:table-cell>
          <table:table-cell office:value-type="string" calcext:value-type="string">
            <text:p>Arcane Fi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IME_BLADE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Time Blades</text:p>
          </table:table-cell>
          <table:table-cell office:value-type="string" calcext:value-type="string">
            <text:p>Time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ADOW_HUNTER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Shadow Hunters</text:p>
          </table:table-cell>
          <table:table-cell office:value-type="string" calcext:value-type="string">
            <text:p>Shadow Hu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s</text:p>
          </table:table-cell>
          <table:table-cell office:value-type="string" calcext:value-type="string">
            <text:p>Inquisi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s</text:p>
          </table:table-cell>
          <table:table-cell office:value-type="string" calcext:value-type="string">
            <text:p>Sh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ATH_KNIGHT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Death Knights</text:p>
          </table:table-cell>
          <table:table-cell office:value-type="string" calcext:value-type="string">
            <text:p>Death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s</text:p>
          </table:table-cell>
          <table:table-cell office:value-type="string" calcext:value-type="string">
            <text:p>Paladi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UN_WEAVER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Sun Weavers</text:p>
          </table:table-cell>
          <table:table-cell office:value-type="string" calcext:value-type="string">
            <text:p>Sun Weav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ADOW_BLADE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Shadow Blades</text:p>
          </table:table-cell>
          <table:table-cell office:value-type="string" calcext:value-type="string">
            <text:p>Shadow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THEREAL_HUNTER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Ethereal Hunters</text:p>
          </table:table-cell>
          <table:table-cell office:value-type="string" calcext:value-type="string">
            <text:p>Ethereal Hu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s</text:p>
          </table:table-cell>
          <table:table-cell office:value-type="string" calcext:value-type="string">
            <text:p>Stri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s</text:p>
          </table:table-cell>
          <table:table-cell office:value-type="string" calcext:value-type="string">
            <text:p>B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es</text:p>
          </table:table-cell>
          <table:table-cell office:value-type="string" calcext:value-type="string">
            <text:p>Dervis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EY_KNIGHT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Fey Knights</text:p>
          </table:table-cell>
          <table:table-cell office:value-type="string" calcext:value-type="string">
            <text:p>Fey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LADE_GUARDIAN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Glade Guardians</text:p>
          </table:table-cell>
          <table:table-cell office:value-type="string" calcext:value-type="string">
            <text:p>Glade Guard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WAR_SHAPER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War Shapers</text:p>
          </table:table-cell>
          <table:table-cell office:value-type="string" calcext:value-type="string">
            <text:p>War Shap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IND_HUNTER</text:p>
          </table:table-cell>
          <table:table-cell office:value-type="string" calcext:value-type="string">
            <text:p>Mind Hunter</text:p>
          </table:table-cell>
          <table:table-cell office:value-type="string" calcext:value-type="string">
            <text:p>Mind Hunters</text:p>
          </table:table-cell>
          <table:table-cell office:value-type="string" calcext:value-type="string">
            <text:p>Mind Hu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s</text:p>
          </table:table-cell>
          <table:table-cell office:value-type="string" calcext:value-type="string">
            <text:p>Charm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OUL_THEIF</text:p>
          </table:table-cell>
          <table:table-cell office:value-type="string" calcext:value-type="string">
            <text:p>Soul Thief</text:p>
          </table:table-cell>
          <table:table-cell office:value-type="string" calcext:value-type="string">
            <text:p>Soul Thieves</text:p>
          </table:table-cell>
          <table:table-cell office:value-type="string" calcext:value-type="string">
            <text:p>Soul Thie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PSI_KNIGHT</text:p>
          </table:table-cell>
          <table:table-cell office:value-type="string" calcext:value-type="string">
            <text:p>Psi Knight</text:p>
          </table:table-cell>
          <table:table-cell office:value-type="string" calcext:value-type="string">
            <text:p>Psi Knights</text:p>
          </table:table-cell>
          <table:table-cell office:value-type="string" calcext:value-type="string">
            <text:p>Psi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D_DEFENDER</text:p>
          </table:table-cell>
          <table:table-cell office:value-type="string" calcext:value-type="string">
            <text:p>Mind Defender</text:p>
          </table:table-cell>
          <table:table-cell office:value-type="string" calcext:value-type="string">
            <text:p>Mind Defenders</text:p>
          </table:table-cell>
          <table:table-cell office:value-type="string" calcext:value-type="string">
            <text:p>Mind Defend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s</text:p>
          </table:table-cell>
          <table:table-cell office:value-type="string" calcext:value-type="string">
            <text:p>Berserk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ILLUSORY_BLADE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Illusory Blades</text:p>
          </table:table-cell>
          <table:table-cell office:value-type="string" calcext:value-type="string">
            <text:p>Illusory Blad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ONE_ARCHER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Bone Archers</text:p>
          </table:table-cell>
          <table:table-cell office:value-type="string" calcext:value-type="string">
            <text:p>Bone Arch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XXBF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XXBF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XXXBFXXZ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LOOD_KNIGHT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Blood Knights</text:p>
          </table:table-cell>
          <table:table-cell office:value-type="string" calcext:value-type="string">
            <text:p>Blood Knigh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ONE_VANGUARD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Bone Vanguards</text:p>
          </table:table-cell>
          <table:table-cell office:value-type="string" calcext:value-type="string">
            <text:p>Bone Vangu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XXXBMXXX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XXXBMXXY</text:p>
          </table:table-cell>
          <table:table-cell table:number-columns-repeated="3"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:175:300:475:700:975:1300:1675:2100:2580</text:p>
          </table:table-cell>
          <table:table-cell table:number-columns-repeated="20"/>
        </table:table-row>
      </table:table>
      <table:table table:name="Race" table:style-name="ta1">
        <table:table-column table:style-name="co54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56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59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ASHARI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ATL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COATL</text:p>
          </table:table-cell>
          <table:table-cell office:value-type="string" calcext:value-type="string">
            <text:p>Coat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HUMA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WAR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NOM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Gnom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OBLI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obli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EL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ORC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ROW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ROW</text:p>
          </table:table-cell>
          <table:table-cell office:value-type="string" calcext:value-type="string">
            <text:p>Drow</text:p>
          </table:table-cell>
          <table:table-cell table:number-columns-repeated="25"/>
        </table:table-row>
      </table:table>
      <table:named-expressions/>
      <table:database-ranges>
        <table:database-range table:name="__Anonymous_Sheet_DB__1" table:target-range-address="List.A33:List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2:14:00.897345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6T12:15:39.284361676</dc:date>
    <dc:creator>Miles Engel</dc:creator>
    <meta:editing-duration>P5DT4H17M18S</meta:editing-duration>
    <meta:editing-cycles>40</meta:editing-cycles>
    <meta:generator>LibreOffice/4.3.7.2$Linux_X86_64 LibreOffice_project/430$Build-2</meta:generator>
    <meta:document-statistic meta:table-count="6" meta:cell-count="3162" meta:object-count="0"/>
  </office:meta>
</office:document-meta>
</file>